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372in" svg:height="3.5406in" svg:x="0.2012in" svg:y="1.7618in">
            <draw:object draw:notify-on-update-of-ranges="Sheet1.H1:Sheet1.H1 Sheet1.H2:Sheet1.H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Average wct</text:p>
          </table:table-cell>
          <table:table-cell table:style-name="Default" office:value-type="string" calcext:value-type="string">
            <text:p>Weak scaling efficien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table:number-columns-repeated="4" office:value-type="float" office:value="0.77" calcext:value-type="float">
            <text:p>0.77</text:p>
          </table:table-cell>
          <table:table-cell table:formula="of:=AVERAGE([.B2:.F2])" office:value-type="float" office:value="0.772" calcext:value-type="float">
            <text:p>0.77</text:p>
          </table:table-cell>
          <table:table-cell table:formula="of:=[.G$2]/[.G2]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74" calcext:value-type="float">
            <text:p>0.74</text:p>
          </table:table-cell>
          <table:table-cell table:formula="of:=AVERAGE([.B3:.F3])" office:value-type="float" office:value="0.742" calcext:value-type="float">
            <text:p>0.74</text:p>
          </table:table-cell>
          <table:table-cell table:formula="of:=[.G$2]/[.G3]" office:value-type="float" office:value="1.04043126684636" calcext:value-type="float">
            <text:p>1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.79</text:p>
          </table:table-cell>
          <table:table-cell table:number-columns-repeated="4" office:value-type="float" office:value="0.78" calcext:value-type="float">
            <text:p>0.78</text:p>
          </table:table-cell>
          <table:table-cell table:formula="of:=AVERAGE([.B4:.F4])" office:value-type="float" office:value="0.782" calcext:value-type="float">
            <text:p>0.78</text:p>
          </table:table-cell>
          <table:table-cell table:formula="of:=[.G$2]/[.G4]" office:value-type="float" office:value="0.987212276214834" calcext:value-type="float">
            <text:p>0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 table:formula="of:=AVERAGE([.B5:.F5])" office:value-type="float" office:value="0.806" calcext:value-type="float">
            <text:p>0.81</text:p>
          </table:table-cell>
          <table:table-cell table:formula="of:=[.G$2]/[.G5]" office:value-type="float" office:value="0.957816377171216" calcext:value-type="float">
            <text:p>0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1.38" calcext:value-type="float">
            <text:p>1.38</text:p>
          </table:table-cell>
          <table:table-cell office:value-type="float" office:value="1.11" calcext:value-type="float">
            <text:p>1.11</text:p>
          </table:table-cell>
          <table:table-cell office:value-type="float" office:value="1.27" calcext:value-type="float">
            <text:p>1.27</text:p>
          </table:table-cell>
          <table:table-cell office:value-type="float" office:value="1.37" calcext:value-type="float">
            <text:p>1.37</text:p>
          </table:table-cell>
          <table:table-cell table:formula="of:=AVERAGE([.B6:.F6])" office:value-type="float" office:value="1.258" calcext:value-type="float">
            <text:p>1.26</text:p>
          </table:table-cell>
          <table:table-cell table:formula="of:=[.G$2]/[.G6]" office:value-type="float" office:value="0.613672496025437" calcext:value-type="float">
            <text:p>0.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5" calcext:value-type="float">
            <text:p>1.35</text:p>
          </table:table-cell>
          <table:table-cell office:value-type="float" office:value="1.38" calcext:value-type="float">
            <text:p>1.38</text:p>
          </table:table-cell>
          <table:table-cell office:value-type="float" office:value="1.51" calcext:value-type="float">
            <text:p>1.51</text:p>
          </table:table-cell>
          <table:table-cell office:value-type="float" office:value="1.4" calcext:value-type="float">
            <text:p>1.40</text:p>
          </table:table-cell>
          <table:table-cell office:value-type="float" office:value="1.45" calcext:value-type="float">
            <text:p>1.45</text:p>
          </table:table-cell>
          <table:table-cell table:formula="of:=AVERAGE([.B7:.F7])" office:value-type="float" office:value="1.418" calcext:value-type="float">
            <text:p>1.42</text:p>
          </table:table-cell>
          <table:table-cell table:formula="of:=[.G$2]/[.G7]" office:value-type="float" office:value="0.544428772919605" calcext:value-type="float">
            <text:p>0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4" calcext:value-type="float">
            <text:p>1.44</text:p>
          </table:table-cell>
          <table:table-cell office:value-type="float" office:value="1.46" calcext:value-type="float">
            <text:p>1.46</text:p>
          </table:table-cell>
          <table:table-cell office:value-type="float" office:value="1.52" calcext:value-type="float">
            <text:p>1.52</text:p>
          </table:table-cell>
          <table:table-cell office:value-type="float" office:value="1.51" calcext:value-type="float">
            <text:p>1.51</text:p>
          </table:table-cell>
          <table:table-cell office:value-type="float" office:value="1.52" calcext:value-type="float">
            <text:p>1.52</text:p>
          </table:table-cell>
          <table:table-cell table:formula="of:=AVERAGE([.B8:.F8])" office:value-type="float" office:value="1.49" calcext:value-type="float">
            <text:p>1.49</text:p>
          </table:table-cell>
          <table:table-cell table:formula="of:=[.G$2]/[.G8]" office:value-type="float" office:value="0.518120805369128" calcext:value-type="float">
            <text:p>0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6" calcext:value-type="float">
            <text:p>1.76</text:p>
          </table:table-cell>
          <table:table-cell office:value-type="float" office:value="1.77" calcext:value-type="float">
            <text:p>1.77</text:p>
          </table:table-cell>
          <table:table-cell office:value-type="float" office:value="1.94" calcext:value-type="float">
            <text:p>1.94</text:p>
          </table:table-cell>
          <table:table-cell office:value-type="float" office:value="1.77" calcext:value-type="float">
            <text:p>1.77</text:p>
          </table:table-cell>
          <table:table-cell office:value-type="float" office:value="1.92" calcext:value-type="float">
            <text:p>1.92</text:p>
          </table:table-cell>
          <table:table-cell table:formula="of:=AVERAGE([.B9:.F9])" office:value-type="float" office:value="1.832" calcext:value-type="float">
            <text:p>1.83</text:p>
          </table:table-cell>
          <table:table-cell table:formula="of:=[.G$2]/[.G9]" office:value-type="float" office:value="0.421397379912664" calcext:value-type="float">
            <text:p>0.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17:26:24.658882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eno Marzolla</meta:initial-creator>
    <meta:creation-date>2017-03-04T20:02:04.225625018</meta:creation-date>
    <dc:date>2017-03-09T17:27:31.991545700</dc:date>
    <meta:editing-duration>PT6M10S</meta:editing-duration>
    <meta:editing-cycles>6</meta:editing-cycles>
    <meta:generator>LibreOffice/4.2.8.2$Linux_X86_64 LibreOffice_project/420m0$Build-2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106cm" svg:height="8.994cm" xlink:href=".." xlink:type="simple" chart:class="chart:line" chart:style-name="ch1">
        <chart:title svg:x="3.088cm" svg:y="0.315cm" chart:style-name="ch2">
          <text:p>Weak scaling efficiency</text:p>
        </chart:title>
        <chart:plot-area chart:style-name="ch3" table:cell-range-address="Sheet1.H1:Sheet1.H9" chart:data-source-has-labels="row" svg:x="1.244cm" svg:y="1.299cm" svg:width="9.64cm" svg:height="6.524cm">
          <chartooo:coordinate-region svg:x="2.172cm" svg:y="1.513cm" svg:width="8.615cm" svg:height="5.636cm"/>
          <chart:axis chart:dimension="x" chart:name="primary-x" chart:style-name="ch4">
            <chart:title svg:x="5.012cm" svg:y="8.003cm" chart:style-name="ch5">
              <text:p>N. of cores (p)</text:p>
            </chart:title>
          </chart:axis>
          <chart:axis chart:dimension="y" chart:name="primary-y" chart:style-name="ch6">
            <chart:title svg:x="0.451cm" svg:y="5.285cm" chart:style-name="ch7">
              <text:p>Efficiency</text:p>
            </chart:title>
            <chart:grid chart:style-name="ch8" chart:class="major"/>
          </chart:axis>
          <chart:series chart:style-name="ch9" chart:values-cell-range-address="Sheet1.H2:Sheet1.H9" chart:label-cell-address="Sheet1.H1:Sheet1.H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 scaling efficiency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2:Sheet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4043126684636">
                <text:p>1.04043126684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7212276214834">
                <text:p>0.987212276214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7816377171216">
                <text:p>0.957816377171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3672496025437">
                <text:p>0.6136724960254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4428772919605">
                <text:p>0.544428772919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8120805369128">
                <text:p>0.518120805369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1397379912664">
                <text:p>0.421397379912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